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8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7pt" style:font-size-complex="8pt"/>
    </style:style>
    <style:style style:name="P29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17363e" style:font-size-asian="7pt" style:font-size-complex="8pt"/>
    </style:style>
    <style:style style:name="P30" style:family="paragraph" style:parent-style-name="Standard">
      <style:paragraph-properties fo:line-height="0.564cm" fo:text-align="justify" style:justify-single-word="false" style:snap-to-layout-grid="false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2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3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fdbff"/>
    </style:style>
    <style:style style:name="T8" style:family="text">
      <style:text-properties style:font-size-asian="7pt"/>
    </style:style>
    <style:style style:name="T9" style:family="text">
      <style:text-properties officeooo:rsid="000a3e1b" style:font-size-asian="7pt"/>
    </style:style>
    <style:style style:name="T10" style:family="text">
      <style:text-properties officeooo:rsid="0014474b"/>
    </style:style>
    <style:style style:name="T11" style:family="text">
      <style:text-properties officeooo:rsid="0015aab9"/>
    </style:style>
    <style:style style:name="T12" style:family="text">
      <style:text-properties officeooo:rsid="0018da7c"/>
    </style:style>
    <style:style style:name="T13" style:family="text">
      <style:text-properties officeooo:rsid="0019a273"/>
    </style:style>
    <style:style style:name="T14" style:family="text">
      <style:text-properties officeooo:rsid="0019efa1"/>
    </style:style>
    <style:style style:name="T15" style:family="text">
      <style:text-properties officeooo:rsid="001d128f"/>
    </style:style>
    <style:style style:name="T16" style:family="text">
      <style:text-properties officeooo:rsid="001d974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5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15">5</text:span> d<text:span text:style-name="T6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3">Finalitzant el programari de la web del hotel Aura de Mallorca (projecte).</text:p>
            <text:p text:style-name="P20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4">7</text:span>h</text:p>
          </table:table-cell>
        </table:table-row>
        <table:table-row table:style-name="Taula2.2">
          <table:table-cell table:style-name="Taula2.A3" office:value-type="string">
            <text:p text:style-name="P28">Finalitzant el gestor de traduccions CMS proposat per Homerti a mode de projecte i pel seu consum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<text:span text:style-name="T10">8</text:span>h</text:p>
          </table:table-cell>
        </table:table-row>
        <table:table-row table:style-name="Taula2.2">
          <table:table-cell table:style-name="Taula2.A2" office:value-type="string">
            <text:p text:style-name="P29">Desplegament complet de la web de Aura de Mallorca amb totes les configuracions i prove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8">Resolució de errors en l’Intranet Vacalia en campanyes i promocions en Vue i Laravel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8">Reunió d’equip per el meu treball i valor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8h</text:p>
          </table:table-cell>
        </table:table-row>
        <table:table-row table:style-name="Taula2.2">
          <table:table-cell table:style-name="Taula2.A2" office:value-type="string">
            <text:p text:style-name="P28">Finalització de les FCT, despedida i últimes tasques en el projecte Intranet de Vacali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<text:span text:style-name="T15">24</text:span>h</text:p>
          </table:table-cell>
        </table:table-row>
        <table:table-row table:style-name="Taula2.2">
          <table:table-cell table:style-name="Taula2.A2" office:value-type="string">
            <text:p text:style-name="P24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7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2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0">4</text:span><text:span text:style-name="T14">7</text:span>h</text:p>
          </table:table-cell>
        </table:table-row>
      </table:table>
      <text:h text:style-name="P33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1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2">he après <text:span text:style-name="T2">maneres</text:span> ben <text:span text:style-name="T7">i</text:span><text:span text:style-name="T6">nteressant</text:span><text:span text:style-name="T7">s</text:span><text:span text:style-name="T6"> de desenvolupar web amb Laravel y Vue</text:span>, a més <text:span text:style-name="T6">de React, Vite,</text:span></text:p>
          </table:table-cell>
        </table:table-row>
        <table:table-row table:style-name="Taula3.1">
          <table:table-cell table:style-name="Taula3.A1" office:value-type="string">
            <text:p text:style-name="P21"><text:span text:style-name="T6">y ExpressJS en fullstack</text:span>, he après noves <text:span text:style-name="T2">maneres</text:span><text:span text:style-name="T9"> de treballar a una empresa de </text:span><text:span text:style-name="T8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5">d’empresa amb bones pràctiques y treball <text:span text:style-name="T6">en equip. </text:span><text:span text:style-name="T11">3</text:span><text:span text:style-name="T16">83</text:span><text:span text:style-name="T11">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7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30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20:53:01.013000000</dc:date>
    <meta:editing-cycles>25</meta:editing-cycles>
    <meta:editing-duration>P23DT23H45M58S</meta:editing-duration>
    <meta:generator>LibreOffice/7.6.2.1$Windows_X86_64 LibreOffice_project/56f7684011345957bbf33a7ee678afaf4d2ba333</meta:generator>
    <meta:print-date>2023-11-24T20:51:15.862000000</meta:print-date>
    <meta:printed-by>Archivos PDF</meta:printed-by>
    <meta:document-statistic meta:table-count="5" meta:image-count="2" meta:object-count="0" meta:page-count="1" meta:paragraph-count="38" meta:word-count="225" meta:character-count="1345" meta:non-whitespace-character-count="1154"/>
  </office:meta>
</office:document-meta>
</file>